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HW Typ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8"/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0-12-22T11:31:46.399595965</dc:date>
    <meta:editing-duration>P4DT19H48M41S</meta:editing-duration>
    <meta:editing-cycles>42</meta:editing-cycles>
    <meta:generator>LibreOffice/6.0.7.3$Linux_X86_64 LibreOffice_project/00m0$Build-3</meta:generator>
    <meta:print-date>2020-12-21T21:22:43.108683571</meta:print-date>
    <meta:document-statistic meta:table-count="19" meta:cell-count="2311" meta:object-count="0"/>
  </office:meta>
</office:document-meta>
</file>